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77e" officeooo:paragraph-rsid="0017c77e"/>
    </style:style>
    <style:style style:name="P2" style:family="paragraph" style:parent-style-name="Standard">
      <style:text-properties fo:color="#ff0000" fo:font-size="14pt" style:text-underline-style="solid" style:text-underline-width="auto" style:text-underline-color="font-color" fo:font-weight="bold" officeooo:rsid="0017c77e" officeooo:paragraph-rsid="0017c77e" fo:background-color="#ffffff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ff0000" fo:font-size="14pt" style:text-underline-style="solid" style:text-underline-width="auto" style:text-underline-color="font-color" fo:font-weight="bold" officeooo:rsid="00188a42" officeooo:paragraph-rsid="00188a42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ff0000" fo:font-size="14pt" style:text-underline-style="solid" style:text-underline-width="auto" style:text-underline-color="font-color" fo:font-weight="bold" officeooo:rsid="001b6c9d" officeooo:paragraph-rsid="001b6c9d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ff0000" fo:font-size="14pt" style:text-underline-style="solid" style:text-underline-width="auto" style:text-underline-color="font-color" fo:font-weight="bold" officeooo:rsid="001c96ec" officeooo:paragraph-rsid="001c96ec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88a42" officeooo:paragraph-rsid="00188a42"/>
    </style:style>
    <style:style style:name="P7" style:family="paragraph" style:parent-style-name="Standard">
      <style:text-properties officeooo:rsid="001a6cf2" officeooo:paragraph-rsid="001a6cf2"/>
    </style:style>
    <style:style style:name="P8" style:family="paragraph" style:parent-style-name="Standard">
      <style:text-properties fo:color="#000000" fo:font-size="12pt" style:text-underline-style="none" fo:font-weight="normal" officeooo:rsid="001b6c9d" officeooo:paragraph-rsid="001b6c9d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000000" fo:font-size="12pt" style:text-underline-style="none" fo:font-weight="normal" officeooo:rsid="001c6b30" officeooo:paragraph-rsid="001c6b3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000000" fo:font-size="12pt" style:text-underline-style="none" fo:font-weight="normal" officeooo:rsid="001c96ec" officeooo:paragraph-rsid="001c96e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fo:font-size="12pt" style:text-underline-style="none" fo:font-weight="normal" officeooo:rsid="001fd210" officeooo:paragraph-rsid="001fd210" style:font-size-asian="10.5pt" style:font-weight-asian="normal" style:font-size-complex="12pt" style:font-weight-complex="normal"/>
    </style:style>
    <style:style style:name="T1" style:family="text">
      <style:text-properties officeooo:rsid="001a6cf2"/>
    </style:style>
    <style:style style:name="T2" style:family="text">
      <style:text-properties officeooo:rsid="001c6b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otstrap :</text:p>
      <text:p text:style-name="P1"/>
      <text:p text:style-name="P1"/>
      <text:p text:style-name="P1">Les différente taille d’écran :</text:p>
      <text:p text:style-name="P1"/>
      <text:p text:style-name="P1">&lt;768px <text:s text:c="32"/>= smartphone</text:p>
      <text:p text:style-name="P1">768&lt; écran &lt;992px <text:s text:c="13"/>= Affichage tablette portrait</text:p>
      <text:p text:style-name="P1">992px &lt; écran &lt; 1200px <text:s text:c="5"/>= Affiche tablette paysage</text:p>
      <text:p text:style-name="P1">&gt; 1200px <text:s/><text:tab/><text:tab/> <text:s text:c="8"/>= Affichage écran </text:p>
      <text:p text:style-name="P1"/>
      <text:p text:style-name="P3">SAS<text:span text:style-name="T1">S</text:span>:</text:p>
      <text:p text:style-name="P6"/>
      <text:p text:style-name="P6">Permet de gère les couleur répétitives,</text:p>
      <text:p text:style-name="P6"/>
      <text:p text:style-name="P7">Imbriquer les block,</text:p>
      <text:p text:style-name="P7"/>
      <text:p text:style-name="P7">ddeux langage, un langage et un sous langage.</text:p>
      <text:p text:style-name="P7"/>
      <text:p text:style-name="P4">Bootstrap :</text:p>
      <text:p text:style-name="P4"/>
      <text:p text:style-name="P8">Bootstrap est un outil de standardisation, il n’est pas du tout créateur de design.</text:p>
      <text:p text:style-name="P8">Il faut créer du CSS et une bonne intégration,</text:p>
      <text:p text:style-name="P8">Bootstarp accélère la productn,</text:p>
      <text:p text:style-name="P8">Bootstrap contient 12 colonne,</text:p>
      <text:p text:style-name="P8">On ne parle que de largeur , <text:span text:style-name="T2">il calcule une largeur total de 12,</text:span></text:p>
      <text:p text:style-name="P8"/>
      <text:p text:style-name="P9">Row permet de sous diviser en block ex : row 9 <text:s text:c="2"/>/ <text:s text:c="3"/>6 et 6,</text:p>
      <text:p text:style-name="P9">taille ordre chrono : xs , sm, md, l</text:p>
      <text:p text:style-name="P9"/>
      <text:p text:style-name="P5">Site de framework :</text:p>
      <text:p text:style-name="P9"/>
      <text:p text:style-name="P10">materializecss,com</text:p>
      <text:p text:style-name="P10">fondation,com</text:p>
      <text:p text:style-name="P10"/>
      <text:p text:style-name="P10"/>
      <text:p text:style-name="P11">tester différent device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9:27:00.346745143</meta:creation-date>
    <meta:generator>LibreOffice/5.1.4.2$Linux_X86_64 LibreOffice_project/10m0$Build-2</meta:generator>
    <dc:date>2017-02-23T15:10:16.039729086</dc:date>
    <meta:editing-duration>PT5H2M23S</meta:editing-duration>
    <meta:editing-cycles>5</meta:editing-cycles>
    <meta:document-statistic meta:table-count="0" meta:image-count="0" meta:object-count="0" meta:page-count="1" meta:paragraph-count="22" meta:word-count="129" meta:character-count="791" meta:non-whitespace-character-count="616"/>
  </office:meta>
</office:document-meta>
</file>